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b9649"/>
    </style:style>
    <style:style style:name="P2" style:family="paragraph" style:parent-style-name="Standard">
      <style:text-properties fo:font-style="normal" fo:font-weight="normal" officeooo:paragraph-rsid="000b9649" style:font-style-asian="normal" style:font-weight-asian="normal" style:font-style-complex="normal" style:font-weight-complex="normal"/>
    </style:style>
    <style:style style:name="T1" style:family="text">
      <style:text-properties officeooo:rsid="000b9649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ce88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b9649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praktyk zawodowych <text:span text:style-name="T1">4.05.2026</text:span> (<text:span text:style-name="T1">poniedziałek</text:span>)<text:line-break/>Godziny praktyk: 8:00 - 16:00<text:line-break/><text:line-break/>Temat dnia:</text:p>
      <text:p text:style-name="P1"><text:span text:style-name="T1">Kolejne poprawki błędów sugerowanych przez grupę która mnie oceniała</text:span><text:line-break/><text:line-break/>Opis wykonanych czynności:<text:line-break/> 1. <text:span text:style-name="T1">Od teraz nie da się wysłać innego pliku niż film lub zdjęcie</text:span>.<text:line-break/> 2. <text:s/><text:span text:style-name="T1">Teraz hasło ma mieć zawsze przynajmniej 8 znaków</text:span>.<text:line-break/> 3. <text:s/><text:span text:style-name="T1">Obsługa zmiany hasła jest od teraz znacznie wygodniejsza</text:span>.</text:p>
      <text:p text:style-name="P1"><text:span text:style-name="T1">4. <text:s/>Rejestracja zrobiła się wygodniejsza przez to że pokazują się wymagania hasła.</text:span></text:p>
      <text:p text:style-name="P1"><text:span text:style-name="T1">5. Poprawiono ogólny wygląd aplikacji</text:span></text:p>
      <text:p text:style-name="P1"><text:span text:style-name="T1">6. Od teraz nie da się zmienić starego hasła na takie samo hasło</text:span><text:line-break/><text:span text:style-name="T1">7. Zniknęły alerty z register i login page teraz pokazują się czerwone komunikaty</text:span></text:p>
      <text:p text:style-name="P1"><text:span text:style-name="T1">8. Usunięto podgląd button</text:span></text:p>
      <text:p text:style-name="P1"><text:span text:style-name="T1">9. Można już wyjść ze szczegółów analizy bez problemu</text:span></text:p>
      <text:p text:style-name="P1">Napotkane problemy:<text:line-break/> 1. <text:span text:style-name="T1">Bez flagi –build projekt nie restartował się poprawnie dodanie tej flagi przy docker compose up -d sprawiało że projekt robił pełny rebuild</text:span><text:line-break/> 2. po zamianie alertów na czerwone komunikaty tekstowe, wystąpił problem z "rozjeżdżaniem się" layoutu. Rozwiąza<text:span text:style-name="T1">łem</text:span> to poprzez zarezerwowanie miejsca na komunikaty o błędach w strukturze DOM . <text:line-break/><text:line-break/>Wnioski/Uwagi:</text:p>
      <text:p text:style-name="P2"/>
      <text:p text:style-name="P2">Przejście z uciążliwych alertów systemowych na komunikaty wewnątrz aplikacji <text:s/>znacząco poprawiło User Experience (UX) oraz estetykę interfejsu.</text:p>
      <text:p text:style-name="P2"/>
      <text:p text:style-name="P2">Wprowadzenie restrykcji dotyczących długości i unikalności hasła (blokada zmiany na to samo) realnie podniosło poziom bezpieczeństwa aplikacji.</text:p>
      <text:p text:style-name="P2"/>
      <text:p text:style-name="P1"><text:span text:style-name="T2">Praca z Dockerem wymaga uwagi na </text:span><text:span text:style-name="T3">to że nie zawsze compose up zrebuilduje projekcik</text:span><text:span text:style-name="T2"> – flaga --</text:span><text:span text:style-name="T4">build</text:span><text:span text:style-name="T2"> jest niezbędna </text:span><text:span text:style-name="T4">do budowania projektu od nowa</text:span></text:p>
      <text:p text:style-name="P1"><text:line-break/><text:line-break/>To wszyst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17:26.116104400</meta:creation-date>
    <dc:date>2026-05-05T20:57:45.389555500</dc:date>
    <meta:editing-duration>PT12M19S</meta:editing-duration>
    <meta:editing-cycles>4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2" meta:word-count="224" meta:character-count="1535" meta:non-whitespace-character-count="1308"/>
  </office:meta>
</office:document-meta>
</file>